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950d9" officeooo:paragraph-rsid="001950d9"/>
    </style:style>
    <style:style style:name="P2" style:family="paragraph" style:parent-style-name="Text_20_body">
      <style:text-properties officeooo:rsid="001950d9" officeooo:paragraph-rsid="001950d9"/>
    </style:style>
    <style:style style:name="P3" style:family="paragraph" style:parent-style-name="Heading_20_3">
      <style:text-properties officeooo:rsid="001950d9" officeooo:paragraph-rsid="001950d9"/>
    </style:style>
    <style:style style:name="P4" style:family="paragraph" style:parent-style-name="Standard">
      <style:text-properties officeooo:rsid="001950d9" officeooo:paragraph-rsid="001950d9"/>
    </style:style>
    <style:style style:name="P5" style:family="paragraph" style:parent-style-name="Standard">
      <style:paragraph-properties fo:break-before="page"/>
      <style:text-properties officeooo:rsid="001950d9" officeooo:paragraph-rsid="001950d9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Hardening kernela na serwerze</text:h>
      <text:p text:style-name="P1"/>
      <text:p text:style-name="P2"><text:span text:style-name="Strong_20_Emphasis"><text:span text:style-name="Source_20_Text">net.ipv4.ip_forward = 0</text:span></text:span><text:line-break/>→ Wyłącza przekazywanie pakietów IPv4 między interfejsami. Serwer <text:span text:style-name="Strong_20_Emphasis">nie działa jako router</text:span>.<text:line-break/>(<text:span text:style-name="Source_20_Text">1</text:span> włącza routing).</text:p>
      <text:list text:style-name="L1">
        <text:list-item>
          <text:p text:style-name="P6"><text:span text:style-name="Strong_20_Emphasis"><text:span text:style-name="Source_20_Text">net.ipv4.conf.default.accept_source_route = 0</text:span></text:span><text:line-break/>→ Zabrania akceptowania pakietów z <text:span text:style-name="Emphasis">source routingiem</text:span> (nadawca sam definiuje trasę pakietu).<text:line-break/>To luka bezpieczeństwa – zawsze <text:span text:style-name="Source_20_Text">0</text:span>.</text:p>
        </text:list-item>
        <text:list-item>
          <text:p text:style-name="P6"><text:span text:style-name="Strong_20_Emphasis"><text:span text:style-name="Source_20_Text">kernel.sysrq = 0</text:span></text:span><text:line-break/>→ Wyłącza magiczny skrót SysRq (kombinacja Alt+SysRq+klawisz), który pozwala na <text:span text:style-name="Emphasis">awaryjne operacje jądra</text:span>.<text:line-break/><text:span text:style-name="Source_20_Text">1</text:span> włącza, ale na serwerach produkcyjnych raczej zostawiamy <text:span text:style-name="Source_20_Text">0</text:span>.</text:p>
        </text:list-item>
        <text:list-item>
          <text:p text:style-name="P6"><text:span text:style-name="Strong_20_Emphasis"><text:span text:style-name="Source_20_Text">kernel.core_uses_pid = 1</text:span></text:span><text:line-break/>→ Do nazwy pliku <text:span text:style-name="Emphasis">core dump</text:span> (zrzut pamięci procesu) dopisuje PID procesu. Przydatne przy debugowaniu wielu instancji.</text:p>
        </text:list-item>
        <text:list-item>
          <text:p text:style-name="P6"><text:span text:style-name="Strong_20_Emphasis"><text:span text:style-name="Source_20_Text">net.ipv4.tcp_syncookies = 1</text:span></text:span><text:line-break/>→ Włącza mechanizm <text:span text:style-name="Strong_20_Emphasis">SYN cookies</text:span> (ochrona przed SYN flood – atak typu DoS).<text:line-break/>Zalecane: <text:span text:style-name="Source_20_Text">1</text:span>.</text:p>
        </text:list-item>
        <text:list-item>
          <text:p text:style-name="P6"><text:span text:style-name="Strong_20_Emphasis"><text:span text:style-name="Source_20_Text">net.ipv4.tcp_synack_retries = 5</text:span></text:span><text:line-break/>→ Ile razy kernel powtarza pakiet SYN/ACK zanim uzna, że klient nie odpowiada. Mniejsze wartości = szybsze uwalnianie zasobów przy atakach.</text:p>
        </text:list-item>
      </text:list>
      <text:h text:style-name="Heading_20_3" text:outline-level="3"><text:s/>IPv4 – ochrona i filtrowanie</text:h>
      <text:list text:style-name="L2">
        <text:list-item>
          <text:p text:style-name="P7"><text:span text:style-name="Source_20_Text">net.ipv4.conf.all.send_redirects = 0</text:span></text:p>
        </text:list-item>
        <text:list-item>
          <text:p text:style-name="P7"><text:span text:style-name="Strong_20_Emphasis"><text:span text:style-name="Source_20_Text">net.ipv4.conf.default.send_redirects = 0</text:span></text:span><text:line-break/>→ Serwer nie wysyła ICMP Redirect (informacja dla klienta, że istnieje lepsza trasa).<text:line-break/>Dotyczy routerów, dla serwera zawsze <text:span text:style-name="Source_20_Text">0</text:span>.</text:p>
        </text:list-item>
        <text:list-item>
          <text:p text:style-name="P7"><text:span text:style-name="Source_20_Text">net.ipv4.conf.all.accept_source_route = 0</text:span></text:p>
        </text:list-item>
        <text:list-item>
          <text:p text:style-name="P7"><text:span text:style-name="Strong_20_Emphasis"><text:span text:style-name="Source_20_Text">net.ipv4.conf.default.accept_source_route = 0</text:span></text:span><text:line-break/>→ Nie akceptuje pakietów z opcją <text:span text:style-name="Emphasis">source route</text:span>. (Jak wyżej – luka → <text:span text:style-name="Source_20_Text">0</text:span>).</text:p>
        </text:list-item>
        <text:list-item>
          <text:p text:style-name="P7"><text:span text:style-name="Source_20_Text">net.ipv4.conf.all.accept_redirects = 0</text:span></text:p>
        </text:list-item>
        <text:list-item>
          <text:p text:style-name="P7"><text:span text:style-name="Strong_20_Emphasis"><text:span text:style-name="Source_20_Text">net.ipv4.conf.default.accept_redirects = 0</text:span></text:span><text:line-break/>→ Nie przyjmuje ICMP Redirect od innych hostów (bo mogłyby przekierować ruch do atakującego).</text:p>
        </text:list-item>
        <text:list-item>
          <text:p text:style-name="P7"><text:span text:style-name="Source_20_Text">net.ipv4.conf.all.secure_redirects = 0</text:span></text:p>
        </text:list-item>
        <text:list-item>
          <text:p text:style-name="P7"><text:span text:style-name="Strong_20_Emphasis"><text:span text:style-name="Source_20_Text">net.ipv4.conf.default.secure_redirects = 0</text:span></text:span><text:line-break/>→ Nie przyjmuje „bezpiecznych” redirectów (tylko od bramy domyślnej). Bezpieczniej = <text:span text:style-name="Source_20_Text">0</text:span>.</text:p>
        </text:list-item>
        <text:list-item>
          <text:p text:style-name="P7"><text:soft-page-break/><text:span text:style-name="Strong_20_Emphasis"><text:span text:style-name="Source_20_Text">net.ipv4.conf.all.log_martians = 1</text:span></text:span><text:line-break/>→ Loguje „dziwne” pakiety (np. z niewłaściwymi adresami źródłowymi – martian packets). Pomocne przy wykrywaniu ataków.</text:p>
        </text:list-item>
        <text:list-item>
          <text:p text:style-name="P7"><text:span text:style-name="Strong_20_Emphasis"><text:span text:style-name="Source_20_Text">net.ipv4.icmp_echo_ignore_broadcasts = 1</text:span></text:span><text:line-break/>→ Ignoruje ICMP Echo (ping) wysłane na adresy broadcast/multicast. Chroni przed <text:span text:style-name="Strong_20_Emphasis">smurf attack</text:span>.</text:p>
        </text:list-item>
        <text:list-item>
          <text:p text:style-name="P7"><text:span text:style-name="Source_20_Text">net.ipv4.conf.all.rp_filter = 1</text:span></text:p>
        </text:list-item>
        <text:list-item>
          <text:p text:style-name="P7"><text:span text:style-name="Strong_20_Emphasis"><text:span text:style-name="Source_20_Text">net.ipv4.conf.default.rp_filter = 1</text:span></text:span><text:line-break/>→ Włącza <text:span text:style-name="Emphasis">reverse path filtering</text:span> (sprawdza, czy pakiet przychodzący pasuje do tablicy routingu).<text:line-break/>Pomaga w ochronie przed spoofingiem.<text:line-break/><text:span text:style-name="Source_20_Text">1</text:span> = strict, <text:span text:style-name="Source_20_Text">2</text:span> = loose mode.</text:p>
        </text:list-item>
      </text:list>
      <text:h text:style-name="Heading_20_3" text:outline-level="3"><text:s/>IPv6 – blokowanie auto-konfiguracji</text:h>
      <text:p text:style-name="Text_20_body">Ustawienia te sprawiają, że serwer IPv6 <text:span text:style-name="Strong_20_Emphasis">nie zachowuje się jak host-klient w sieci z RA (Router Advertisement)</text:span>, tylko jako „zamknięty serwer”:</text:p>
      <text:list text:style-name="L3">
        <text:list-item>
          <text:p text:style-name="P8"><text:span text:style-name="Strong_20_Emphasis"><text:span text:style-name="Source_20_Text">net.ipv6.conf.default.router_solicitations = 0</text:span></text:span><text:line-break/>→ Nie wysyła zapytań o routery.</text:p>
        </text:list-item>
        <text:list-item>
          <text:p text:style-name="P8"><text:span text:style-name="Strong_20_Emphasis"><text:span text:style-name="Source_20_Text">net.ipv6.conf.default.accept_ra_rtr_pref = 0</text:span></text:span><text:line-break/>→ Nie akceptuje preferencji routera z RA.</text:p>
        </text:list-item>
        <text:list-item>
          <text:p text:style-name="P8"><text:span text:style-name="Strong_20_Emphasis"><text:span text:style-name="Source_20_Text">net.ipv6.conf.default.accept_ra_pinfo = 0</text:span></text:span><text:line-break/>→ Nie akceptuje prefiksów IPv6 z RA (nie przypisuje sobie nowych adresów).</text:p>
        </text:list-item>
        <text:list-item>
          <text:p text:style-name="P8"><text:span text:style-name="Strong_20_Emphasis"><text:span text:style-name="Source_20_Text">net.ipv6.conf.default.accept_ra_defrtr = 0</text:span></text:span><text:line-break/>→ Nie ustawia domyślnej bramy na podstawie RA.</text:p>
        </text:list-item>
        <text:list-item>
          <text:p text:style-name="P8"><text:span text:style-name="Strong_20_Emphasis"><text:span text:style-name="Source_20_Text">net.ipv6.conf.default.autoconf = 0</text:span></text:span><text:line-break/>→ Wyłącza automatyczną konfigurację globalnego adresu IPv6 na podstawie RA.</text:p>
        </text:list-item>
        <text:list-item>
          <text:p text:style-name="P8"><text:span text:style-name="Strong_20_Emphasis"><text:span text:style-name="Source_20_Text">net.ipv6.conf.default.dad_transmits = 0</text:span></text:span><text:line-break/>→ Nie wysyła zapytań <text:span text:style-name="Emphasis">Duplicate Address Detection</text:span>. (DAD sprawdza, czy adres IPv6 jest unikalny). Wyłączone.</text:p>
        </text:list-item>
        <text:list-item>
          <text:p text:style-name="P8"><text:span text:style-name="Strong_20_Emphasis"><text:span text:style-name="Source_20_Text">net.ipv6.conf.default.max_addresses = 1</text:span></text:span><text:line-break/>→ Na interfejsie może być tylko 1 globalny adres IPv6 (zamiast wielu).</text:p>
        </text:list-item>
      </text:list>
      <text:p text:style-name="P1"/>
      <text:p text:style-name="P1"/>
      <text:p text:style-name="P5"/>
      <text:h text:style-name="P3" text:outline-level="3"><text:span text:style-name="Source_20_Text">kernel.randomize_va_space=2</text:span></text:h>
      <text:list text:style-name="L4">
        <text:list-item>
          <text:p text:style-name="P9"><text:span text:style-name="Strong_20_Emphasis">Co robi</text:span>: włącza <text:span text:style-name="Strong_20_Emphasis">ASLR</text:span> (<text:span text:style-name="Emphasis">Address Space Layout Randomization</text:span>).<text:line-break/>Jądro losowo ustawia adresy:</text:p>
          <text:list>
            <text:list-item>
              <text:p text:style-name="P9">mmap base (mapowane biblioteki),</text:p>
            </text:list-item>
            <text:list-item>
              <text:p text:style-name="P9">heap (sterta),</text:p>
            </text:list-item>
            <text:list-item>
              <text:p text:style-name="P9">stack (stos),</text:p>
            </text:list-item>
            <text:list-item>
              <text:p text:style-name="P9">VDSO page (mechanizm przyspieszający syscalle użytkownika).</text:p>
            </text:list-item>
          </text:list>
        </text:list-item>
        <text:list-item>
          <text:p text:style-name="P9"><text:span text:style-name="Strong_20_Emphasis">Wartości</text:span>:</text:p>
          <text:list>
            <text:list-item>
              <text:p text:style-name="P9"><text:span text:style-name="Source_20_Text">0</text:span> → brak randomizacji, procesy mają stały układ pamięci (niebezpieczne).</text:p>
            </text:list-item>
            <text:list-item>
              <text:p text:style-name="P9"><text:span text:style-name="Source_20_Text">1</text:span> → częściowa randomizacja (np. stack, VDSO).</text:p>
            </text:list-item>
            <text:list-item>
              <text:p text:style-name="P9"><text:span text:style-name="Source_20_Text">2</text:span> → pełna randomizacja (heap, mmap, stack, VDSO).</text:p>
            </text:list-item>
          </text:list>
        </text:list-item>
        <text:list-item>
          <text:p text:style-name="P9"><text:span text:style-name="Strong_20_Emphasis">Dlaczego</text:span>: pełne ASLR (<text:span text:style-name="Source_20_Text">2</text:span>) utrudnia exploitom przewidzenie adresów w pamięci → trudniej wykonać ROP, shellcode itp.</text:p>
        </text:list-item>
        <text:list-item>
          <text:p text:style-name="P9"><text:span text:style-name="Strong_20_Emphasis">Zalecane na serwerze</text:span>: <text:span text:style-name="Source_20_Text">2</text:span>.</text:p>
        </text:list-item>
      </text:list>
      <text:h text:style-name="Heading_20_3" text:outline-level="3"><text:span text:style-name="Source_20_Text">net.ipv4.icmp_ignore_bogus_error_responses=1</text:span></text:h>
      <text:list text:style-name="L5">
        <text:list-item>
          <text:p text:style-name="P10"><text:span text:style-name="Strong_20_Emphasis">Co robi</text:span>: ignoruje „fałszywe” (bogus) błędy ICMP (np. <text:span text:style-name="Emphasis">redirects</text:span> i błędy generowane przez wadliwe routery).</text:p>
        </text:list-item>
        <text:list-item>
          <text:p text:style-name="P10"><text:span text:style-name="Strong_20_Emphasis">Efekt</text:span>: kernel nie reaguje na dziwne ICMP typu „fragmentation needed but DF set” od niepoprawnych hostów.</text:p>
        </text:list-item>
        <text:list-item>
          <text:p text:style-name="P10"><text:span text:style-name="Strong_20_Emphasis">Dlaczego</text:span>: zapobiega log spamowi i potencjalnym atakom opartym na błędnych ICMP.</text:p>
        </text:list-item>
        <text:list-item>
          <text:p text:style-name="P10"><text:span text:style-name="Strong_20_Emphasis">Zalecane</text:span>: <text:span text:style-name="Source_20_Text">1</text:span>.</text:p>
        </text:list-item>
      </text:list>
      <text:h text:style-name="Heading_20_3" text:outline-level="3"><text:s/><text:span text:style-name="Source_20_Text">fs.protected_hardlinks=1</text:span></text:h>
      <text:list text:style-name="L6">
        <text:list-item>
          <text:p text:style-name="P11"><text:span text:style-name="Strong_20_Emphasis">Co robi</text:span>: chroni przed nadużywaniem <text:span text:style-name="Strong_20_Emphasis">hardlinków</text:span>.</text:p>
          <text:list>
            <text:list-item>
              <text:p text:style-name="P11">Z <text:span text:style-name="Source_20_Text">0</text:span>: każdy user mógł zrobić hardlink do dowolnego pliku (np. /etc/shadow).</text:p>
            </text:list-item>
            <text:list-item>
              <text:p text:style-name="P11">Z <text:span text:style-name="Source_20_Text">1</text:span>: kernel <text:span text:style-name="Strong_20_Emphasis">zabrania tworzenia hardlinka</text:span> do pliku, którego właścicielem nie jesteś i do którego nie masz uprawnień zapisu.</text:p>
            </text:list-item>
          </text:list>
        </text:list-item>
        <text:list-item>
          <text:p text:style-name="P11"><text:span text:style-name="Strong_20_Emphasis">Dlaczego</text:span>: zapobiega atakom typu <text:span text:style-name="Strong_20_Emphasis">privilege escalation</text:span> przez tworzenie hardlinków do plików root-a.</text:p>
        </text:list-item>
      </text:list>
      <text:h text:style-name="Heading_20_3" text:outline-level="3"><text:span text:style-name="Source_20_Text">fs.protected_symlinks=1</text:span></text:h>
      <text:list text:style-name="L7">
        <text:list-item>
          <text:p text:style-name="P12"><text:span text:style-name="Strong_20_Emphasis">Co robi</text:span>: chroni przed nadużywaniem <text:span text:style-name="Strong_20_Emphasis">symlinków</text:span>.</text:p>
          <text:list>
            <text:list-item>
              <text:p text:style-name="P12">Z <text:span text:style-name="Source_20_Text">0</text:span>: proces mógł wejść w katalog, gdzie root ma symlink do innego miejsca, i wykorzystać go do podmiany plików.</text:p>
            </text:list-item>
            <text:list-item>
              <text:p text:style-name="P12"><text:soft-page-break/>Z <text:span text:style-name="Source_20_Text">1</text:span>: kernel blokuje podążanie za symlinkiem, jeśli:</text:p>
              <text:list>
                <text:list-item>
                  <text:p text:style-name="P12">katalog jest <text:span text:style-name="Emphasis">world-writable</text:span> (np. <text:span text:style-name="Source_20_Text">/tmp</text:span>),</text:p>
                </text:list-item>
                <text:list-item>
                  <text:p text:style-name="P12">i użytkownik nie jest właścicielem symlinka ani katalogu docelowego.</text:p>
                </text:list-item>
              </text:list>
            </text:list-item>
          </text:list>
        </text:list-item>
        <text:list-item>
          <text:p text:style-name="P12"><text:span text:style-name="Strong_20_Emphasis">Dlaczego</text:span>: chroni przed atakami typu <text:span text:style-name="Strong_20_Emphasis">symlink race</text:span> (np. aplikacja root otwiera plik w <text:span text:style-name="Source_20_Text">/tmp</text:span>, a atakujący podmienia go symlinkiem na /etc/shadow).</text:p>
        </text:list-item>
      </text:list>
      <text:p text:style-name="Text_20_body"><text:span text:style-name="Strong_20_Emphasis">Podsumowanie praktyczne</text:span>:</text:p>
      <text:list text:style-name="L8">
        <text:list-item>
          <text:p text:style-name="P13"><text:span text:style-name="Source_20_Text">kernel.randomize_va_space=2</text:span> → ASLR, obowiązkowe na produkcji.</text:p>
        </text:list-item>
        <text:list-item>
          <text:p text:style-name="P13"><text:span text:style-name="Source_20_Text">net.ipv4.icmp_ignore_bogus_error_responses=1</text:span> → ignorowanie śmieciowych ICMP, zmniejsza ryzyko ataków i spamu w logach.</text:p>
        </text:list-item>
        <text:list-item>
          <text:p text:style-name="P13"><text:span text:style-name="Source_20_Text">fs.protected_hardlinks=1</text:span> i <text:span text:style-name="Source_20_Text">fs.protected_symlinks=1</text:span> → ochrona przed exploitami na <text:span text:style-name="Strong_20_Emphasis">/tmp</text:span> i innymi sztuczkami linków, obowiązkowe dla serwerów wieloużytkownikowych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8T10:45:41.382000000</meta:creation-date>
    <dc:date>2025-08-28T10:49:27.667000000</dc:date>
    <meta:editing-duration>PT2M6S</meta:editing-duration>
    <meta:editing-cycles>3</meta:editing-cycles>
    <meta:generator>LibreOffice/24.2.2.2$Windows_X86_64 LibreOffice_project/d56cc158d8a96260b836f100ef4b4ef25d6f1a01</meta:generator>
    <meta:document-statistic meta:table-count="0" meta:image-count="0" meta:object-count="0" meta:page-count="4" meta:paragraph-count="62" meta:word-count="721" meta:character-count="5245" meta:non-whitespace-character-count="4629"/>
  </office:meta>
</office:document-meta>
</file>